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9c43" officeooo:paragraph-rsid="001c9c43"/>
    </style:style>
    <style:style style:name="P2" style:family="paragraph" style:parent-style-name="Standard">
      <style:text-properties officeooo:rsid="001d72d3" officeooo:paragraph-rsid="001d72d3"/>
    </style:style>
    <style:style style:name="P3" style:family="paragraph" style:parent-style-name="Standard">
      <style:text-properties officeooo:rsid="001e1af2" officeooo:paragraph-rsid="001e1af2"/>
    </style:style>
    <style:style style:name="P4" style:family="paragraph" style:parent-style-name="Standard" style:list-style-name="L1">
      <style:text-properties officeooo:rsid="001c9c43" officeooo:paragraph-rsid="001c9c43"/>
    </style:style>
    <style:style style:name="P5" style:family="paragraph" style:parent-style-name="Standard" style:list-style-name="L2">
      <style:text-properties officeooo:rsid="001e1af2" officeooo:paragraph-rsid="001e1af2"/>
    </style:style>
    <style:style style:name="P6" style:family="paragraph" style:parent-style-name="Standard">
      <style:text-properties officeooo:rsid="001e1af2" officeooo:paragraph-rsid="001e1af2"/>
    </style:style>
    <style:style style:name="P7" style:family="paragraph" style:parent-style-name="Standard" style:list-style-name="L2">
      <style:text-properties officeooo:rsid="00200d69" officeooo:paragraph-rsid="00200d69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">Automate Pylint in CI/CD pipeline (like Trey did in our Java Spring Boot project) to automatically detect code smells on merge requests.</text:p>
        </text:list-item>
        <text:list-item>
          <text:p text:style-name="P4">Implement tests</text:p>
        </text:list-item>
        <text:list-item>
          <text:p text:style-name="P4">Implement logging</text:p>
        </text:list-item>
      </text:list>
      <text:p text:style-name="P1"/>
      <text:p text:style-name="P2">Video Description @ RevaturePro.com date 2/19/2025 (Wednesday). <text:s/>1<text:span text:style-name="T1">st</text:span> video. </text:p>
      <text:p text:style-name="P2"/>
      <text:p text:style-name="P2"/>
      <text:p text:style-name="P2"/>
      <text:p text:style-name="P3">Python dependencies: </text:p>
      <text:list text:style-name="L2">
        <text:list-item>
          <text:p text:style-name="P5">psutil</text:p>
        </text:list-item>
        <text:list-item>
          <text:p text:style-name="P5">mysql.connector</text:p>
        </text:list-item>
      </text:list>
      <text:p text:style-name="P3"/>
      <text:p text:style-name="P3"/>
      <text:list text:continue-numbering="true" text:style-name="L2">
        <text:list-item>
          <text:p text:style-name="P7">2. MySQL and Python </text:p>
          <text:list>
            <text:list-item>
              <text:p text:style-name="P7">Install on controller node manually</text:p>
            </text:list-item>
            <text:list-item>
              <text:p text:style-name="P7">Create Ansible Playbook to install on controller node automatically</text:p>
            </text:list-item>
          </text:list>
        </text:list-item>
        <text:list-item>
          <text:p text:style-name="P7">7. Python Script</text:p>
          <text:list>
            <text:list-item>
              <text:p text:style-name="P7">Create Cron job to run this Python script every 1 minute</text:p>
            </text:list-item>
            <text:list-item>
              <text:p text:style-name="P7">Have script read metrics from local machine (slave)</text:p>
            </text:list-item>
            <text:list-item>
              <text:p text:style-name="P7">Send metrics to MySQL database on controller node</text:p>
            </text:list-item>
            <text:list-item>
              <text:p text:style-name="P7">Use ansible to automate this entire process</text:p>
            </text:list-item>
          </text:list>
        </text:list-item>
        <text:list-item>
          <text:p text:style-name="P7">3. Deploy Prometheus</text:p>
          <text:list>
            <text:list-item>
              <text:p text:style-name="P7">Create playbook to download prometheus, set it us as a systemd service, create a user, etc.</text:p>
            </text:list-item>
          </text:list>
        </text:list-item>
        <text:list-item>
          <text:p text:style-name="P7">6. Install and configure grafana</text:p>
          <text:list>
            <text:list-item>
              <text:p text:style-name="P7">Controller node</text:p>
            </text:list-item>
          </text:list>
        </text:list-item>
        <text:list-item>
          <text:p text:style-name="P7">8. Configure alerting in prometheus</text:p>
          <text:list>
            <text:list-item>
              <text:p text:style-name="P7">SMP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16:34:58.877000000</meta:creation-date>
    <dc:date>2025-02-27T19:16:54.088000000</dc:date>
    <meta:editing-duration>PT1H4M8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1" meta:word-count="145" meta:character-count="839" meta:non-whitespace-character-count="730"/>
  </office:meta>
</office:document-meta>
</file>